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6696" calcext:value-type="float">
            <text:p>48.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20072" calcext:value-type="float">
            <text:p>47.8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3224" calcext:value-type="float">
            <text:p>47.8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9784" calcext:value-type="float">
            <text:p>47.0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20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9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93608" calcext:value-type="float">
            <text:p>46.3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8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457616" calcext:value-type="float">
            <text:p>46.4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7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02168" calcext:value-type="float">
            <text:p>46.3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6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08976" calcext:value-type="float">
            <text:p>45.9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9248" calcext:value-type="float">
            <text:p>45.7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12736" calcext:value-type="float">
            <text:p>45.5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914" calcext:value-type="float">
            <text:p>45.4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72656" calcext:value-type="float">
            <text:p>44.8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1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6844" calcext:value-type="float">
            <text:p>44.6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9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49312" calcext:value-type="float">
            <text:p>45.5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73368" calcext:value-type="float">
            <text:p>44.4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8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2864" calcext:value-type="float">
            <text:p>45.0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3432" calcext:value-type="float">
            <text:p>44.2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99632" calcext:value-type="float">
            <text:p>44.2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9696" calcext:value-type="float">
            <text:p>44.0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8828" calcext:value-type="float">
            <text:p>43.3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48656" calcext:value-type="float">
            <text:p>43.3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5464" calcext:value-type="float">
            <text:p>42.9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672" calcext:value-type="float">
            <text:p>42.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43656" calcext:value-type="float">
            <text:p>41.4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79776" calcext:value-type="float">
            <text:p>40.8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832101126501</text:p>
          </table:table-cell>
          <table:table-cell office:value-type="string" calcext:value-type="string">
            <text:p>6N 34W 17CB:G-091405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06624" calcext:value-type="float">
            <text:p>40.8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